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officeooo:paragraph-rsid="0023daf1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Open Sans" officeooo:paragraph-rsid="0019cd0a"/>
    </style:style>
    <style:style style:name="P4" style:family="paragraph" style:parent-style-name="Standard">
      <style:paragraph-properties fo:text-align="start" style:justify-single-word="false"/>
      <style:text-properties style:font-name="Open Sans" officeooo:paragraph-rsid="001fdbd4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rsid="001fdbd4" officeooo:paragraph-rsid="001fdbd4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rsid="00244163" officeooo:paragraph-rsid="00244163"/>
    </style:style>
    <style:style style:name="P8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Open Sans" officeooo:paragraph-rsid="0019cd0a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5e98e" officeooo:paragraph-rsid="0025e98e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44163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1fdbd4" style:font-weight-asian="normal" style:font-weight-complex="normal"/>
    </style:style>
    <style:style style:name="T6" style:family="text">
      <style:text-properties fo:font-weight="normal" officeooo:rsid="002301fc" style:font-weight-asian="normal" style:font-weight-complex="normal"/>
    </style:style>
    <style:style style:name="T7" style:family="text">
      <style:text-properties fo:font-weight="normal" officeooo:rsid="00244163" style:font-weight-asian="normal" style:font-weight-complex="normal"/>
    </style:style>
    <style:style style:name="T8" style:family="text">
      <style:text-properties style:text-position="super 58%" style:font-name="Open Sans"/>
    </style:style>
    <style:style style:name="T9" style:family="text">
      <style:text-properties style:text-position="super 58%" style:font-name="Open Sans" fo:font-weight="normal" officeooo:rsid="0023daf1" style:font-weight-asian="normal" style:font-weight-complex="normal"/>
    </style:style>
    <style:style style:name="T10" style:family="text">
      <style:text-properties fo:font-style="normal" officeooo:rsid="001fdbd4" style:font-style-asian="normal" style:font-style-complex="normal"/>
    </style:style>
    <style:style style:name="T11" style:family="text">
      <style:text-properties style:font-name="Open Sans"/>
    </style:style>
    <style:style style:name="T12" style:family="text">
      <style:text-properties style:font-name="Open Sans" officeooo:rsid="0023daf1"/>
    </style:style>
    <style:style style:name="T13" style:family="text">
      <style:text-properties style:font-name="Open Sans" officeooo:rsid="00244163"/>
    </style:style>
    <style:style style:name="T14" style:family="text">
      <style:text-properties officeooo:rsid="00244163"/>
    </style:style>
    <style:style style:name="T15" style:family="text">
      <style:text-properties style:text-position="0% 100%" style:font-name="Open Sans" fo:font-weight="normal" officeooo:rsid="00244163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bonacci</text:p>
      <text:p text:style-name="P8">Time limit: 1 sec</text:p>
      <text:p text:style-name="P1"><text:span text:style-name="T11"><text:tab/>Fibonacci number is a sequence of number </text:span><text:span text:style-name="T12">which is &lt;</text:span><text:span text:style-name="T11">0, 1, 1, 2, 3, 5, 8, 13, 21, 34, 55, …</text:span><text:span text:style-name="T12">&gt;. We let the i</text:span><text:span text:style-name="T9">th </text:span><text:span text:style-name="T15">Fibonacci number be denoted by</text:span><text:span text:style-name="T12"><draw:frame draw:style-name="fr1" draw:name="Object4" text:anchor-type="as-char" svg:y="-0.1484in" svg:width="0.2299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. </text:span><text:span text:style-name="T11">The first two numbers,</text:span><text:span text:style-name="T11"><draw:frame draw:style-name="fr1" draw:name="Object2" text:anchor-type="as-char" svg:y="-0.1484in" svg:width="0.2516in" svg:height="0.2098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and</text:span><text:span text:style-name="T12"><draw:frame draw:style-name="fr1" draw:name="Object3" text:anchor-type="as-char" svg:y="-0.1484in" svg:width="0.2492in" svg:height="0.209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 are </text:span><text:span text:style-name="T12">defined as </text:span><text:span text:style-name="T11">0 and 1, </text:span><text:span text:style-name="T12">respectively</text:span><text:span text:style-name="T11">. <text:s/>The remaining number is calculated by adding the previous two numbers together, </text:span><text:span text:style-name="T12">following this recurrent relation </text:span><text:span text:style-name="T12"><draw:frame draw:style-name="fr1" text:anchor-type="as-char" svg:y="-0.1484in" svg:width="1.0516in" svg:height="0.209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For example the 2</text:span><text:span text:style-name="T8">nd</text:span><text:span text:style-name="T11"> Fibonacci number,</text:span><text:span text:style-name="T11"><draw:frame draw:style-name="fr1" draw:name="Object5" text:anchor-type="as-char" svg:y="-0.1484in" svg:width="0.25in" svg:height="0.2098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11">, is 1 = 0 + 1.</text:span></text:p>
      <text:p text:style-name="P1"><text:span text:style-name="T11"><text:tab/></text:span><text:span text:style-name="T13">Your task is to calculate</text:span><text:span text:style-name="T13"><draw:frame draw:style-name="fr1" draw:name="Object6" text:anchor-type="as-char" svg:y="-0.1484in" svg:width="0.2811in" svg:height="0.209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h text:style-name="P11" text:outline-level="1">Input</text:h>
      <text:p text:style-name="P4"><text:tab/><text:span text:style-name="T14">Input has exactly one line containing exactly one integer </text:span><text:span text:style-name="T3">N </text:span><text:span text:style-name="T7">(1 &lt;= N &lt;=45)</text:span></text:p>
      <text:list xml:id="list7438729938853911228" text:style-name="L1">
        <text:list-header>
          <text:p text:style-name="P3"/>
        </text:list-header>
      </text:list>
      <text:h text:style-name="P11" text:outline-level="1">Output</text:h>
      <text:p text:style-name="P9"><text:tab/><text:span text:style-name="T14">Output exactly one line containing </text:span><text:span text:style-name="T14"><draw:frame draw:style-name="fr1" draw:name="Object1" text:anchor-type="as-char" svg:y="-0.1484in" svg:width="0.2811in" svg:height="0.2098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Output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3" office:value-type="string">
            <text:p text:style-name="P7">10</text:p>
          </table:table-cell>
          <table:table-cell table:style-name="Table1.A3" office:value-type="string">
            <text:p text:style-name="P7">55</text:p>
          </table:table-cell>
        </table:table-row>
        <table:table-row table:style-name="Table1.1">
          <table:table-cell table:style-name="Table1.A3" office:value-type="string">
            <text:p text:style-name="P7">17</text:p>
          </table:table-cell>
          <table:table-cell table:style-name="Table1.A3" office:value-type="string">
            <text:p text:style-name="P7">1597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3T17:19:24.360555500</dc:date>
    <meta:editing-duration>PT21M42S</meta:editing-duration>
    <meta:editing-cycles>13</meta:editing-cycles>
    <meta:print-date>2014-09-09T23:50:22.741847462</meta:print-date>
    <meta:document-statistic meta:table-count="1" meta:image-count="0" meta:object-count="7" meta:page-count="1" meta:paragraph-count="18" meta:word-count="110" meta:character-count="576" meta:non-whitespace-character-count="477"/>
  </office:meta>
</office:document-meta>
</file>

<file path=Object 1/content.xml><?xml version="1.0" encoding="utf-8"?>
<math xmlns="http://www.w3.org/1998/Math/MathML" display="block">
  <semantics>
    <msub>
      <mi>F</mi>
      <mi>N</mi>
    </msub>
    <annotation encoding="StarMath 5.0">F_N</annotation>
  </semantics>
</math>
</file>

<file path=Object 2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o stretchy="false">=</mo>
      <mrow>
        <msub>
          <mi>F</mi>
          <mrow>
            <mi>i</mi>
            <mo stretchy="false">−</mo>
            <mn>1</mn>
          </mrow>
        </msub>
        <mo stretchy="false">+</mo>
        <msub>
          <mi>F</mi>
          <mrow>
            <mi>i</mi>
            <mo stretchy="false">−</mo>
            <mn>2</mn>
          </mrow>
        </msub>
      </mrow>
    </mrow>
    <annotation encoding="StarMath 5.0">F_i = F_{i-1} + F_{i-2}</annotation>
  </semantics>
</math>
</file>

<file path=Object 4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5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8/content.xml><?xml version="1.0" encoding="utf-8"?>
<math xmlns="http://www.w3.org/1998/Math/MathML" display="block">
  <semantics>
    <msub>
      <mi>F</mi>
      <mi>N</mi>
    </msub>
    <annotation encoding="StarMath 5.0">F_N</annotation>
  </semantics>
</math>
</file>